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8" style:family="paragraph" style:parent-style-name="Standard">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9" style:family="paragraph" style:parent-style-name="Standard">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style:font-name="Courier New" fo:font-size="10pt" style:font-name-asian="Courier New" style:font-size-asian="10pt" style:font-name-complex="Courier New" style:font-size-complex="10pt"/>
    </style:style>
    <style:style style:name="P11" style:family="paragraph" style:parent-style-name="Standard">
      <style:text-properties style:use-window-font-color="true" loext:opacity="0%" style:font-name="Courier New" fo:font-size="10pt" style:font-name-asian="Courier New" style:font-size-asian="10pt" style:font-name-complex="Courier New" style:font-size-complex="10pt"/>
    </style:style>
    <style:style style:name="P12" style:family="paragraph" style:parent-style-name="Standard">
      <style:paragraph-properties style:text-autospace="none"/>
      <style:text-properties style:use-window-font-color="true" loext:opacity="0%"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text-properties style:use-window-font-color="true" loext:opacity="0%" style:font-name="Courier New" fo:font-size="10pt" style:font-size-asian="10pt" style:font-size-complex="10pt"/>
    </style:style>
    <style:style style:name="P14" style:family="paragraph" style:parent-style-name="Standard">
      <style:paragraph-properties style:text-autospace="none"/>
      <style:text-properties style:use-window-font-color="true" loext:opacity="0%" style:font-name="Courier New" fo:font-size="10pt" fo:font-weight="bold" style:font-size-asian="10pt" style:font-weight-asian="bold" style:font-size-complex="10pt" style:font-weight-complex="bold"/>
    </style:style>
    <style:style style:name="P15" style:family="paragraph" style:parent-style-name="Standard">
      <style:text-properties fo:color="#ff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break-before="page"/>
      <style:text-properties fo:color="#000000" loext:opacity="100%"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17" style:family="paragraph" style:parent-style-name="Table_20_Contents">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in" fo:margin-right="0in"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margin-left="0in" fo:margin-right="0in" fo:text-indent="0in" style:auto-text-indent="false"/>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margin-left="0in" fo:margin-right="0in" fo:text-indent="0in" style:auto-text-indent="false"/>
      <style:text-properties fo:color="#000000" loext:opacity="100%" fo:font-size="10pt" style:font-size-asian="10pt" style:font-size-complex="10pt"/>
    </style:style>
    <style:style style:name="P21" style:family="paragraph" style:parent-style-name="Standard">
      <style:paragraph-properties fo:margin-left="-0.4925in" fo:margin-right="0in"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list-style-name="L1">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list-style-name="L2">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list-style-name="L2">
      <style:paragraph-properties fo:margin-left="0.4925in" fo:margin-right="0in"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list-style-name="L2">
      <style:paragraph-properties fo:margin-left="0in" fo:margin-right="0in" fo:text-indent="0in" style:auto-text-indent="false"/>
      <style:text-properties fo:color="#000000" loext:opacity="1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 style:family="text">
      <style:text-properties officeooo:rsid="000e7879"/>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4" style:family="text">
      <style:text-properties style:font-name="Courier New"/>
    </style:style>
    <style:style style:name="T5" style:family="text">
      <style:text-properties style:text-outline="false" style:text-line-through-style="none" style:text-line-through-type="none" style:text-position="0% 100%" style:font-name="Ari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6" style:family="text">
      <style:text-properties style:text-outline="false" style:text-line-through-style="none" style:text-line-through-type="none" style:text-position="0% 100%" style:font-name="Arial" fo:font-size="16pt" fo:font-style="normal" fo:text-shadow="none"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font-name="Arial"/>
    </style:style>
    <style:style style:name="T13" style:family="text">
      <style:text-properties officeooo:rsid="000f8d0f"/>
    </style:style>
    <style:style style:name="T14" style:family="text">
      <style:text-properties officeooo:rsid="00118b77"/>
    </style:style>
    <style:style style:name="T15" style:family="text">
      <style:text-properties officeooo:rsid="0015acf7"/>
    </style:style>
    <style:style style:name="T16" style:family="text">
      <style:text-properties officeooo:rsid="0017a89b"/>
    </style:style>
    <style:style style:name="T17" style:family="text">
      <style:text-properties officeooo:rsid="001ac191"/>
    </style:style>
    <style:style style:name="T18" style:family="text">
      <style:text-properties officeooo:rsid="001cfff8"/>
    </style:style>
    <style:style style:name="T19" style:family="text">
      <style:text-properties officeooo:rsid="001dd8e9"/>
    </style:style>
    <style:style style:name="T20" style:family="text">
      <style:text-properties officeooo:rsid="001e9804"/>
    </style:style>
    <style:style style:name="T21" style:family="text">
      <style:text-properties officeooo:rsid="002074f4"/>
    </style:style>
    <style:style style:name="T22" style:family="text">
      <style:text-properties officeooo:rsid="0021d4d4"/>
    </style:style>
    <style:style style:name="T23" style:family="text">
      <style:text-properties officeooo:rsid="00229966"/>
    </style:style>
    <style:style style:name="T24" style:family="text">
      <style:text-properties officeooo:rsid="00241e6d"/>
    </style:style>
    <style:style style:name="T25" style:family="text">
      <style:text-properties officeooo:rsid="002427c6"/>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 Function Overloading</text:p>
      <text:p text:style-name="P4"/>
      <text:p text:style-name="P4"/>
      <text:p text:style-name="P5">Objectives</text:p>
      <text:list xml:id="list566325741" text:style-name="L1">
        <text:list-item>
          <text:p text:style-name="P22">Understand function signature<text:span text:style-name="T13">s</text:span></text:p>
        </text:list-item>
        <text:list-item>
          <text:p text:style-name="P22">Write overloaded functions</text:p>
        </text:list-item>
      </text:list>
      <text:p text:style-name="P16">Too many function names to remember!</text:p>
      <text:p text:style-name="P6"/>
      <text:p text:style-name="P6">This is an easy:</text:p>
      <table:table table:name="Table37" table:style-name="Table37">
        <table:table-column table:style-name="Table37.A"/>
        <table:table-row table:style-name="TableLine3104762397552">
          <table:table-cell table:style-name="Table37.A1" office:value-type="string">
            <text:p text:style-name="P17">int max(int x, int y)</text:p>
            <text:p text:style-name="P17">{</text:p>
            <text:p text:style-name="P17"><text:s text:c="4"/>if (x &lt; y) return y;</text:p>
            <text:p text:style-name="P17"><text:s text:c="4"/>else return x;<text:line-break/>}</text:p>
          </table:table-cell>
        </table:table-row>
      </table:table>
      <text:p text:style-name="P6"/>
      <text:p text:style-name="P6">But what if I want to compute the max of two doubles? If I use the above:</text:p>
      <table:table table:name="Table1" table:style-name="Table1">
        <table:table-column table:style-name="Table1.A"/>
        <table:table-row table:style-name="TableLine3104762383952">
          <table:table-cell table:style-name="Table1.A1" office:value-type="string">
            <text:p text:style-name="P17">int max(int, int);</text:p>
            <text:p text:style-name="P17"/>
            <text:p text:style-name="P17">int main()</text:p>
            <text:p text:style-name="P17">{ </text:p>
            <text:p text:style-name="P17"><text:s text:c="4"/>std::cout &lt;&lt; max(3, 42) &lt;&lt; ' '</text:p>
            <text:p text:style-name="P17"><text:s text:c="14"/>&lt;&lt; max(3.14, 2.718) &lt;&lt; std::endl;</text:p>
            <text:p text:style-name="P17"><text:s text:c="4"/>return 0;</text:p>
            <text:p text:style-name="P17">}</text:p>
            <text:p text:style-name="P17"><text:line-break/>int max(int x, int y)</text:p>
            <text:p text:style-name="P17">{</text:p>
            <text:p text:style-name="P17"><text:s text:c="4"/>if (x &lt; y) return y;</text:p>
            <text:p text:style-name="P17"><text:s text:c="4"/>else return x;<text:line-break/>}</text:p>
          </table:table-cell>
        </table:table-row>
      </table:table>
      <text:p text:style-name="P6">I will lose the fractional part of the true maximum (because when the function is called, <text:span text:style-name="T4">x</text:span> will have a value of 3 and y will have a value of 2.)</text:p>
      <text:p text:style-name="P6"/>
      <text:p text:style-name="P6">In other words 3.14 is typecast<text:span text:style-name="T14">ed</text:span> to an integer before it's given to <text:span text:style-name="T4">x</text:span>.</text:p>
      <text:p text:style-name="P6"/>
      <text:p text:style-name="P6">So I have to write another max function for doubles. To make sure I don't have two functions with the same name I do this:</text:p>
      <table:table table:name="Table2" table:style-name="Table2">
        <table:table-column table:style-name="Table2.A"/>
        <table:table-row table:style-name="TableLine3104762395920">
          <table:table-cell table:style-name="Table2.A1" office:value-type="string">
            <text:p text:style-name="P17">int max(int, int);</text:p>
            <text:p text:style-name="P17">double max2(double, double);</text:p>
            <text:p text:style-name="P17"/>
            <text:p text:style-name="P17">int main()</text:p>
            <text:p text:style-name="P17">{ </text:p>
            <text:p text:style-name="P17"><text:s text:c="4"/>std::cout &lt;&lt; max(3, 42) &lt;&lt; ' '</text:p>
            <text:p text:style-name="P17"><text:s text:c="14"/>&lt;&lt; max2(3.14, 2.718) &lt;&lt; std::endl;</text:p>
            <text:p text:style-name="P17"><text:s text:c="4"/>return 0;</text:p>
            <text:p text:style-name="P17">}</text:p>
            <text:p text:style-name="P17"><text:line-break/>int max(int x, int y)</text:p>
            <text:p text:style-name="P17">{</text:p>
            <text:p text:style-name="P17"><text:s text:c="4"/>if (x &lt; y) return y;</text:p>
            <text:p text:style-name="P17"><text:s text:c="4"/>else return x;<text:line-break/>}</text:p>
            <text:p text:style-name="P17"/>
            <text:p text:style-name="P10">double max2(double x, double y)</text:p>
            <text:p text:style-name="P17">{</text:p>
            <text:p text:style-name="P17"><text:s text:c="4"/>if (x &lt; y) return y;</text:p>
            <text:p text:style-name="P17"><text:s text:c="4"/>else return x;<text:line-break/>}</text:p>
          </table:table-cell>
        </table:table-row>
      </table:table>
      <text:p text:style-name="P6"><text:soft-page-break/></text:p>
      <text:p text:style-name="P6">Now the nightmare begins ...</text:p>
      <text:p text:style-name="P6"/>
      <text:p text:style-name="P6">What if I want the max of an array of integers? An array of doubles? Looks like I need:</text:p>
      <text:p text:style-name="P6"/>
      <table:table table:name="Table3" table:style-name="Table3">
        <table:table-column table:style-name="Table3.A"/>
        <table:table-row table:style-name="TableLine3104762389392">
          <table:table-cell table:style-name="Table3.A1" office:value-type="string">
            <text:p text:style-name="P17">int max(int, int);</text:p>
            <text:p text:style-name="P17">double max2(double, double);</text:p>
            <text:p text:style-name="P17">int max3(int[], int len);</text:p>
            <text:p text:style-name="P17">double max4(double[], int len);</text:p>
            <text:p text:style-name="P17">...</text:p>
          </table:table-cell>
        </table:table-row>
      </table:table>
      <text:p text:style-name="P6"/>
      <text:p text:style-name="P6">YIKES!!! HELP ME MAMA!!!</text:p>
      <text:p text:style-name="P6"/>
      <text:p text:style-name="P6">MY HEAD IS GOING TO BLOW UP JUST REMEMBERING WHICH IS WHICH!!!</text:p>
      <text:p text:style-name="P6"/>
      <text:p text:style-name="P16">Function Overloading</text:p>
      <text:p text:style-name="P6"/>
      <text:p text:style-name="P6">This is from the previous section:</text:p>
      <table:table table:name="Table4" table:style-name="Table4">
        <table:table-column table:style-name="Table4.A"/>
        <table:table-row table:style-name="TableLine3104762399728">
          <table:table-cell table:style-name="Table4.A1" office:value-type="string">
            <text:p text:style-name="P17">int max(int, int);</text:p>
            <text:p text:style-name="P17">double max2(double, double);</text:p>
            <text:p text:style-name="P17"/>
            <text:p text:style-name="P17">int main()</text:p>
            <text:p text:style-name="P17">{ </text:p>
            <text:p text:style-name="P17"><text:s text:c="4"/>std::cout &lt;&lt; max(3, 42) &lt;&lt; ' '</text:p>
            <text:p text:style-name="P17"><text:s text:c="14"/>&lt;&lt; max2(3.14, 2.718) &lt;&lt; std::endl;</text:p>
            <text:p text:style-name="P17"><text:s text:c="4"/>return 0;<text:line-break/>}</text:p>
            <text:p text:style-name="P17"><text:line-break/>int max(int x, int y)</text:p>
            <text:p text:style-name="P17">{</text:p>
            <text:p text:style-name="P17"><text:s text:c="4"/>if (x &lt; y) return y;</text:p>
            <text:p text:style-name="P17"><text:s text:c="4"/>else return x;<text:line-break/>}</text:p>
            <text:p text:style-name="P17"/>
            <text:p text:style-name="P10">double max2(double x, double y)</text:p>
            <text:p text:style-name="P17">{</text:p>
            <text:p text:style-name="P17"><text:s text:c="4"/>if (x &lt; y) return y;</text:p>
            <text:p text:style-name="P17"><text:s text:c="4"/>else return x;<text:line-break/>}</text:p>
          </table:table-cell>
        </table:table-row>
      </table:table>
      <text:p text:style-name="P6"/>
      <text:p text:style-name="P6">Make this change:</text:p>
      <table:table table:name="Table5" table:style-name="Table5">
        <table:table-column table:style-name="Table5.A"/>
        <table:table-row table:style-name="TableLine3104762398096">
          <table:table-cell table:style-name="Table5.A1" office:value-type="string">
            <text:p text:style-name="P17">int max(int, int);</text:p>
            <text:p text:style-name="P17">double max(double, double);</text:p>
            <text:p text:style-name="P17"/>
            <text:p text:style-name="P17">int main()</text:p>
            <text:p text:style-name="P17">{ </text:p>
            <text:p text:style-name="P17"><text:s text:c="4"/>std::cout &lt;&lt; max(3, 42) &lt;&lt; ' '</text:p>
            <text:p text:style-name="P17"><text:s text:c="14"/>&lt;&lt; max(3.14, 2.718) &lt;&lt; std::endl;</text:p>
            <text:p text:style-name="P17"><text:s text:c="4"/>return 0;<text:line-break/>}</text:p>
            <text:p text:style-name="P17"><text:line-break/>int max(int x, int y)</text:p>
            <text:p text:style-name="P17">{</text:p>
            <text:p text:style-name="P17"><text:s text:c="4"/>if (x &lt; y) return y;</text:p>
            <text:p text:style-name="P17"><text:s text:c="4"/>else return x;<text:line-break/>}</text:p>
            <text:p text:style-name="P17"/>
            <text:p text:style-name="P10">double max(double x, double y)</text:p>
            <text:p text:style-name="P17">{</text:p>
            <text:p text:style-name="P17"><text:s text:c="4"/>if (x &lt; y) return y;</text:p>
            <text:p text:style-name="P17"><text:s text:c="4"/>else return x;<text:line-break/>} </text:p>
          </table:table-cell>
        </table:table-row>
      </table:table>
      <text:p text:style-name="P6"/>
      <text:p text:style-name="P6">Run it.</text:p>
      <text:p text:style-name="P6"/>
      <text:p text:style-name="P8">:O</text:p>
      <text:p text:style-name="P6"/>
      <text:p text:style-name="P6"><text:soft-page-break/>How come C++ is not confused by two functions with the <text:span text:style-name="T10">same name</text:span>?</text:p>
      <text:p text:style-name="P6"/>
      <text:p text:style-name="P6">The reason is because C++ recognizes functions by their <text:span text:style-name="T2">names </text:span><text:span text:style-name="T3">and</text:span><text:span text:style-name="T2"> the types of the parameters</text:span>. Here are the prototypes of the above function:</text:p>
      <table:table table:name="Table6" table:style-name="Table6">
        <table:table-column table:style-name="Table6.A"/>
        <table:table-row table:style-name="TableLine3104762389664">
          <table:table-cell table:style-name="Table6.A1" office:value-type="string">
            <text:p text:style-name="P17">int max(int, int);</text:p>
            <text:p text:style-name="P17">double max(double, double);</text:p>
          </table:table-cell>
        </table:table-row>
      </table:table>
      <text:p text:style-name="P6">You can think of it this way: the integer <text:span text:style-name="T4">max()</text:span> function is identified by <text:span text:style-name="T4">(max, int, int)</text:span> and the double <text:span text:style-name="T4">max()</text:span> function is identified by <text:span text:style-name="T4">(max, double, double)</text:span>.</text:p>
      <text:p text:style-name="P6"/>
      <text:p text:style-name="P6">You see what happens is that the actual function name of <text:span text:style-name="T4">max(int, int)</text:span> might be <text:span text:style-name="T4">max_int_int()</text:span><text:span text:style-name="T12"> and the name of </text:span><text:span text:style-name="T4">max(double, double) </text:span><text:span text:style-name="T12">might be </text:span><text:span text:style-name="T4">max_double_double()</text:span><text:span text:style-name="T12">. I say “might” because it depends on the compiler. For instance another compiler might use </text:span><text:span text:style-name="T4">max____int____int()</text:span><text:span text:style-name="T12"> instead of </text:span><text:span text:style-name="T4">max_int_int()</text:span><text:span text:style-name="T12">. </text:span>This change of function name is called name mangling. </text:p>
      <text:p text:style-name="P6"/>
      <text:p text:style-name="P6">The types of the parameters is called the <text:span text:style-name="T2">signature</text:span> of the function. So the signature of </text:p>
      <table:table table:name="Table10" table:style-name="Table10">
        <table:table-column table:style-name="Table10.A"/>
        <table:table-row table:style-name="TableLine3104762385584">
          <table:table-cell table:style-name="Table10.A1" office:value-type="string">
            <text:p text:style-name="P17">int max(int, int);</text:p>
          </table:table-cell>
        </table:table-row>
      </table:table>
      <text:p text:style-name="P6">is <text:span text:style-name="T4">(int, int)</text:span>.</text:p>
      <text:p text:style-name="P6"/>
      <text:p text:style-name="P6">The important thing to remember that a function is identified by its <text:span text:style-name="T2">name</text:span> <text:span text:style-name="T9">and</text:span> <text:span text:style-name="T2">signature</text:span>.</text:p>
      <text:p text:style-name="P6"/>
      <text:p text:style-name="P6">Of course now that a function is determined by its name and signature, this tells you that you cannot have two different functions with the same name and signature. Therefore this is BAD:</text:p>
      <table:table table:name="Table18" table:style-name="Table18">
        <table:table-column table:style-name="Table18.A"/>
        <table:table-row table:style-name="TableLine3104762384496">
          <table:table-cell table:style-name="Table18.A1" office:value-type="string">
            <text:p text:style-name="P17">void bad(int x, double y, char z)</text:p>
            <text:p text:style-name="P17">{</text:p>
            <text:p text:style-name="P17"><text:s text:c="4"/>std::cout &lt;&lt; "first bad ..." &lt;&lt; '\n';</text:p>
            <text:p text:style-name="P17"><text:s text:c="4"/>...<text:line-break/>}</text:p>
            <text:p text:style-name="P17"/>
            <text:p text:style-name="P17">int bad(int x, double y, char z)</text:p>
            <text:p text:style-name="P17">{</text:p>
            <text:p text:style-name="P17"><text:s text:c="4"/>std::cout &lt;&lt; "second bad ..." &lt;&lt; '\n';</text:p>
            <text:p text:style-name="P17"><text:s text:c="4"/>...<text:line-break/>}</text:p>
          </table:table-cell>
        </table:table-row>
      </table:table>
      <text:p text:style-name="P6">Yes, yes, yes … the return type is different … but C++ only looks at the name and the signature when choosing a function to execute.</text:p>
      <text:p text:style-name="P6"/>
      <text:p text:style-name="P6">So we revise the way C++ search<text:span text:style-name="T15">es</text:span> for identifiers (i.e. names):</text:p>
      <text:list xml:id="list4140645107" text:style-name="L2">
        <text:list-item>
          <text:p text:style-name="P23">The search for variables is still the same</text:p>
        </text:list-item>
        <text:list-item>
          <text:p text:style-name="P23">The search for functions when <text:span text:style-name="T15">they are</text:span> called is different.</text:p>
        </text:list-item>
        <text:list-item>
          <text:p text:style-name="P24">If the function name can be found and the types of the arguments passed in matches the function signature (the type of the parameters), then that function is used.</text:p>
        </text:list-item>
        <text:list-item>
          <text:p text:style-name="P24">Otherwise, C++ will <text:span text:style-name="T16">try to </text:span>typecast <text:span text:style-name="T16">the arguments</text:span> to <text:soft-page-break/><text:span text:style-name="T17">values that will match a signature</text:span>.</text:p>
        </text:list-item>
      </text:list>
      <text:p text:style-name="P18"/>
      <text:p text:style-name="P18">Here's one more example. Run it.</text:p>
      <table:table table:name="Table13" table:style-name="Table13">
        <table:table-column table:style-name="Table13.A"/>
        <table:table-row table:style-name="TableLine3104762382864">
          <table:table-cell table:style-name="Table13.A1" office:value-type="string">
            <text:p text:style-name="P11">#include &lt;iostream&gt;</text:p>
            <text:p text:style-name="P11"/>
            <text:p text:style-name="P13">void f(int, int, int);</text:p>
            <text:p text:style-name="P13">void f(double, double, double);</text:p>
            <text:p text:style-name="P13"/>
            <text:p text:style-name="P13">int main()</text:p>
            <text:p text:style-name="P13">{ </text:p>
            <text:p text:style-name="P13"><text:s text:c="4"/>f(1, 2, 3);</text:p>
            <text:p text:style-name="P13"><text:s text:c="4"/>f(1.1, 2.2, 3.3);</text:p>
            <text:p text:style-name="P13"><text:s text:c="4"/>return 0;</text:p>
            <text:p text:style-name="P13">}</text:p>
            <text:p text:style-name="P13"/>
            <text:p text:style-name="P13">void f(int x, int y, int z)</text:p>
            <text:p text:style-name="P13">{</text:p>
            <text:p text:style-name="P13"><text:s text:c="4"/>std::cout &lt;&lt; "f(int, int, int)" &lt;&lt; std::endl;</text:p>
            <text:p text:style-name="P13">}</text:p>
            <text:p text:style-name="P13"/>
            <text:p text:style-name="P13">void f(double x, double y, double z)</text:p>
            <text:p text:style-name="P13">{</text:p>
            <text:p text:style-name="P13"><text:s text:c="4"/>std::cout &lt;&lt; "f(double, double, double)" </text:p>
            <text:p text:style-name="P13"><text:s text:c="14"/>&lt;&lt; std::endl;</text:p>
            <text:p text:style-name="P13">}</text:p>
          </table:table-cell>
        </table:table-row>
      </table:table>
      <text:p text:style-name="P18"/>
      <text:p text:style-name="P20"><text:span text:style-name="T5">When you have several functions with the same name (but different signatures!), we say that the function is </text:span><text:span text:style-name="T6">overloaded</text:span><text:span text:style-name="T5">.</text:span></text:p>
      <text:p text:style-name="P18"/>
      <text:p text:style-name="P18"/>
      <text:p text:style-name="P7">Exercise.<text:span text:style-name="T7"> Here are two function prototypes:</text:span></text:p>
      <table:table table:name="Table12" table:style-name="Table12">
        <table:table-column table:style-name="Table12.A"/>
        <table:table-row table:style-name="TableLine3104762387488">
          <table:table-cell table:style-name="Table12.A1" office:value-type="string">
            <text:p text:style-name="P17">// computes the maximum value of the array passed in</text:p>
            <text:p text:style-name="P17">int max(int[], int len);</text:p>
            <text:p text:style-name="P17">double max(double<text:span text:style-name="T24">[]</text:span>, int len);</text:p>
          </table:table-cell>
        </table:table-row>
      </table:table>
      <text:p text:style-name="P6">Implement the function bodies and test them in a <text:span text:style-name="T4">main()</text:span>.</text:p>
      <text:p text:style-name="P18"/>
      <text:p text:style-name="P18"/>
      <text:p text:style-name="P7">Exercise. <text:span text:style-name="T7">Implement the following and test your code.</text:span></text:p>
      <table:table table:name="Table20" table:style-name="Table20">
        <table:table-column table:style-name="Table20.A"/>
        <table:table-row table:style-name="TableLine3104762388032">
          <table:table-cell table:style-name="Table20.A1" office:value-type="string">
            <text:p text:style-name="P17">// Functions return the minimum of values passed in</text:p>
            <text:p text:style-name="P17">// either through parameters or values in an array</text:p>
            <text:p text:style-name="P17">int min(int, int);</text:p>
            <text:p text:style-name="P17">double min(double, double);</text:p>
            <text:p text:style-name="P17">int min(int[], int len);</text:p>
            <text:p text:style-name="P17">double min(double[], int len);</text:p>
          </table:table-cell>
        </table:table-row>
      </table:table>
      <text:p text:style-name="P6"/>
      <text:p text:style-name="P6"/>
      <text:p text:style-name="P7">Exercise. <text:span text:style-name="T7">Implement and test your functions for the following prototypes:</text:span></text:p>
      <table:table table:name="Table15" table:style-name="Table15">
        <table:table-column table:style-name="Table15.A"/>
        <table:table-row table:style-name="TableLine3104762388848">
          <table:table-cell table:style-name="Table15.A1" office:value-type="string">
            <text:p text:style-name="P17">// area functions</text:p>
            <text:p text:style-name="P17">double area(double, double); // area of rectangle</text:p>
            <text:p text:style-name="P17"><text:s text:c="29"/>// with given sides</text:p>
            <text:p text:style-name="P17">double area(double); <text:s text:c="8"/>// area of circle with </text:p>
            <text:p text:style-name="P17"><text:s text:c="29"/>// given radius</text:p>
          </table:table-cell>
        </table:table-row>
      </table:table>
      <text:p text:style-name="P6"><text:soft-page-break/></text:p>
      <text:p text:style-name="P6"/>
      <text:p text:style-name="P6">Remember earl<text:span text:style-name="T18">ier</text:span> in the semester when I said that there are two + operators. Example:</text:p>
      <text:p text:style-name="P6"/>
      <text:p text:style-name="P6"><text:tab/>1 + 2<text:tab/><text:tab/>integer addition operator</text:p>
      <text:p text:style-name="P6"><text:tab/>1.2 + 3.4<text:tab/>double addition operator</text:p>
      <text:p text:style-name="P6"/>
      <text:p text:style-name="P6">At that point I told you to remember this important distinction. This is very similar to function overloading, except that these are operators and not functions. We say that + is an <text:span text:style-name="T2">overloaded operator</text:span>. In CISS245 you will learn to define your own operators so for instance you can define your own operators including +. </text:p>
      <text:p text:style-name="P6"/>
      <text:p text:style-name="P6"/>
      <text:p text:style-name="P15"/>
      <text:p text:style-name="P16">WARNING: <text:span text:style-name="T4">const int</text:span> and <text:span text:style-name="T4">int</text:span></text:p>
      <text:p text:style-name="P6"/>
      <text:p text:style-name="P6">Here's a warning: “const int” is the same type as “int”. The “const” is about the nature of the value that a variable refers to, i.e. for</text:p>
      <text:p text:style-name="P6"/>
      <text:p text:style-name="P9"><text:tab/>const int x = 42;</text:p>
      <text:p text:style-name="P6"/>
      <text:p text:style-name="P6">the const simply means that x is a constant variable. The type of value that x has is still an <text:span text:style-name="T4">int</text:span>. Now why is this important in the context of function overload<text:span text:style-name="T19">ing</text:span>? Well … the above implies that </text:p>
      <table:table table:name="Table21" table:style-name="Table21">
        <table:table-column table:style-name="Table21.A"/>
        <table:table-row table:style-name="TableLine3104762391568">
          <table:table-cell table:style-name="Table21.A1" office:value-type="string">
            <text:p text:style-name="P9">void f(int x)</text:p>
            <text:p text:style-name="P9">{</text:p>
            <text:p text:style-name="P9">}</text:p>
            <text:p text:style-name="P9"/>
            <text:p text:style-name="P9">void f(const int x)</text:p>
            <text:p text:style-name="P9">{</text:p>
            <text:p text:style-name="P9">}</text:p>
            <text:p text:style-name="P9"/>
            <text:p text:style-name="P9">int main()</text:p>
            <text:p text:style-name="P9">{</text:p>
            <text:p text:style-name="P9"><text:s text:c="4"/>return 0;</text:p>
            <text:p text:style-name="P9">}</text:p>
          </table:table-cell>
        </table:table-row>
      </table:table>
      <text:p text:style-name="P6">will not compile because the two functions <text:span text:style-name="T4">f</text:span> above have the same signature. Make sure you at least compile the above and read the error message from the compiler so that when this error bites you, you’<text:span text:style-name="T20">ll</text:span> know why.</text:p>
      <text:p text:style-name="P6"/>
      <text:p text:style-name="P6"/>
      <text:p text:style-name="P6"><text:span text:style-name="T8">Exercise.</text:span> What about references? Are <text:span text:style-name="T4">int&amp;</text:span> and <text:span text:style-name="T4">int</text:span> considered the same too? In other words does the following compile:</text:p>
      <table:table table:name="Table22" table:style-name="Table22">
        <table:table-column table:style-name="Table22.A"/>
        <table:table-row table:style-name="TableLine3104762392656">
          <table:table-cell table:style-name="Table22.A1" office:value-type="string">
            <text:p text:style-name="P9">void f(int x)</text:p>
            <text:p text:style-name="P9">{</text:p>
            <text:p text:style-name="P9">}</text:p>
            <text:p text:style-name="P9"/>
            <text:p text:style-name="P9">void f(int &amp; x)</text:p>
            <text:p text:style-name="P9">{</text:p>
            <text:p text:style-name="P9">}</text:p>
            <text:p text:style-name="P9"/>
            <text:p text:style-name="P9">int main()</text:p>
            <text:p text:style-name="P9">{</text:p>
            <text:p text:style-name="P9"><text:s text:c="4"/>return 0;</text:p>
            <text:p text:style-name="P9">}</text:p>
          </table:table-cell>
        </table:table-row>
      </table:table>
      <text:p text:style-name="P6"/>
      <text:p text:style-name="P16">Why Overloading?</text:p>
      <text:p text:style-name="P6"/>
      <text:p text:style-name="P6">The reason why we have function (and operator) overloading is clear: Many functions perform similar operations and we want to remember <text:s/>fewer names.</text:p>
      <text:p text:style-name="P6"/>
      <text:p text:style-name="P6">This is also the case in Math. Not only is + used for addition of real numbers, it's also used for things like addition of functions, addition of vectors, addition of matrices, etc. So having function/operator overloading in a programming language allows us to design software to match the mathematical language/symbols that we are used <text:span text:style-name="T21">to</text:span>.</text:p>
      <text:p text:style-name="P6"/>
      <text:p text:style-name="P6">Even in daily use of the English language, we see the same word used similar but different situations: open a door, open a jar, open my wallet, open your mind, etc.</text:p>
      <text:p text:style-name="P6"/>
      <text:p text:style-name="P6">Overloading is a software technique for controlling software complexities.</text:p>
      <text:p text:style-name="P6"/>
      <text:p text:style-name="P6">(Some older programming languages do not have function overloading. Some don't even allow you to define your own operators. Also, there are programming languages where overloading is not allowed. In fact there are programming languages where the symbol for adding integers is different from the symbol for adding doubles.)</text:p>
      <text:p text:style-name="P16">Return <text:span text:style-name="T25">t</text:span>ype <text:span text:style-name="T25">w</text:span>arning</text:p>
      <text:p text:style-name="P6"/>
      <text:p text:style-name="P6">I've already mentioned this … but's it's such a common error that it's a good idea to repeat it …</text:p>
      <text:p text:style-name="P6"/>
      <text:p text:style-name="P6">… the <text:span text:style-name="T2">return type is </text:span><text:span text:style-name="T3">not</text:span><text:span text:style-name="T2"> part of the identification of a function</text:span>. In other words the following is <text:span text:style-name="T2">incorrect</text:span>:</text:p>
      <table:table table:name="Table11" table:style-name="Table11">
        <table:table-column table:style-name="Table11.A"/>
        <table:table-row table:style-name="TableLine3104762393744">
          <table:table-cell table:style-name="Table11.A1" office:value-type="string">
            <text:p text:style-name="P17">int f(int); <text:s text:c="3"/>// identified as f, int</text:p>
            <text:p text:style-name="P17">double f(int); // identified as f, int</text:p>
          </table:table-cell>
        </table:table-row>
      </table:table>
      <text:p text:style-name="P6"/>
      <text:p text:style-name="P6">Why? Because of this ... </text:p>
      <text:p text:style-name="P6"/>
      <text:p text:style-name="P6">Recall that it's OK <text:span text:style-name="T11">not</text:span> to use the return value of a function. For instance this is a valid piece of code:</text:p>
      <table:table table:name="Table8" table:style-name="Table8">
        <table:table-column table:style-name="Table8.A"/>
        <table:table-row table:style-name="TableLine3104762413600">
          <table:table-cell table:style-name="Table8.A1" office:value-type="string">
            <text:p text:style-name="P17">int f()</text:p>
            <text:p text:style-name="P17">{</text:p>
            <text:p text:style-name="P17"><text:s text:c="4"/>return 42;</text:p>
            <text:p text:style-name="P17">}</text:p>
            <text:p text:style-name="P17"/>
            <text:p text:style-name="P17">int main()</text:p>
            <text:p text:style-name="P17">{</text:p>
            <text:p text:style-name="P17"><text:s text:c="4"/>f(); // return value is not used</text:p>
            <text:p text:style-name="P17"><text:s text:c="4"/>return 0;<text:line-break/>}</text:p>
          </table:table-cell>
        </table:table-row>
      </table:table>
      <text:p text:style-name="P6"/>
      <text:p text:style-name="P6">In fact even this is OK:</text:p>
      <table:table table:name="Table9" table:style-name="Table9">
        <table:table-column table:style-name="Table9.A"/>
        <table:table-row table:style-name="TableLine3104762375792">
          <table:table-cell table:style-name="Table9.A1" office:value-type="string">
            <text:p text:style-name="P17">int main()</text:p>
            <text:p text:style-name="P17">{</text:p>
            <text:p text:style-name="P17"><text:s text:c="4"/>42;</text:p>
            <text:p text:style-name="P17"><text:s text:c="4"/>return 0;<text:line-break/>}</text:p>
          </table:table-cell>
        </table:table-row>
      </table:table>
      <text:p text:style-name="P6"/>
      <text:p text:style-name="P6">Now suppose you have a C++ compiler (called Crazy C++) that identifies function by their names, signatures <text:span text:style-name="T8">and return types</text:span>. Then you have this <text:span text:style-name="T2">problem</text:span>:</text:p>
      <table:table table:name="Table7" table:style-name="Table7">
        <table:table-column table:style-name="Table7.A"/>
        <table:table-row table:style-name="TableLine3104762413328">
          <table:table-cell table:style-name="Table7.A1" office:value-type="string">
            <text:p text:style-name="P17">int f(int)</text:p>
            <text:p text:style-name="P17">{}</text:p>
            <text:p text:style-name="P17"/>
            <text:p text:style-name="P17">double f(int) // should be different from above f()</text:p>
            <text:p text:style-name="P17">{}</text:p>
            <text:p text:style-name="P17"/>
            <text:p text:style-name="P17">int main()</text:p>
            <text:p text:style-name="P17">{</text:p>
            <text:p text:style-name="P17"><text:s text:c="4"/>f(42); // Crazy C++: ... which one to use???</text:p>
            <text:p text:style-name="P17"><text:s text:c="11"/>// the return type is not indicated!!!</text:p>
            <text:p text:style-name="P17"><text:s text:c="4"/>return 0;<text:line-break/>}</text:p>
          </table:table-cell>
        </table:table-row>
      </table:table>
      <text:p text:style-name="P6">Make sure you run this program.</text:p>
      <text:p text:style-name="P16">Type Casting and Ambiguous Invocation</text:p>
      <text:p text:style-name="P6"/>
      <text:p text:style-name="P6">Recall that this is how C++ search<text:span text:style-name="T22">es</text:span> for functions (see above):</text:p>
      <text:list xml:id="list153445124933455" text:continue-list="list4140645107" text:style-name="L2">
        <text:list-item text:start-value="1">
          <text:p text:style-name="P25">If the function name can be found and the types of the arguments passed in matches the function signature (the type of the parameters), then that function is used.</text:p>
        </text:list-item>
        <text:list-item>
          <text:p text:style-name="P25">Otherwise, C++ will <text:span text:style-name="T22">try to </text:span>typecast to something suitable.</text:p>
        </text:list-item>
      </text:list>
      <text:p text:style-name="P18"/>
      <text:p text:style-name="P18">Try this:</text:p>
      <table:table table:name="Table14" table:style-name="Table14">
        <table:table-column table:style-name="Table14.A"/>
        <table:table-row table:style-name="TableLine3104762412240">
          <table:table-cell table:style-name="Table14.A1" office:value-type="string">
            <text:p text:style-name="P11">#include &lt;iostream&gt;</text:p>
            <text:p text:style-name="P11"/>
            <text:p text:style-name="P11"/>
            <text:p text:style-name="P13">void f(int, int, int);</text:p>
            <text:p text:style-name="P13"/>
            <text:p text:style-name="P13"/>
            <text:p text:style-name="P13">int main()</text:p>
            <text:p text:style-name="P13">{ </text:p>
            <text:p text:style-name="P13"><text:s text:c="4"/>f(1, 2, 3);</text:p>
            <text:p text:style-name="P13"><text:s text:c="4"/>f(4.4, 5.5, 6.6);</text:p>
            <text:p text:style-name="P13"><text:s text:c="4"/>return 0;</text:p>
            <text:p text:style-name="P13">}</text:p>
            <text:p text:style-name="P13"/>
            <text:p text:style-name="P13"/>
            <text:p text:style-name="P13">void f(int x, int y, int z)</text:p>
            <text:p text:style-name="P13">{</text:p>
            <text:p text:style-name="P13"><text:s text:c="4"/>std::cout &lt;&lt; "f(int, int, int)" &lt;&lt; std::endl;</text:p>
            <text:p text:style-name="P13">}</text:p>
          </table:table-cell>
        </table:table-row>
      </table:table>
      <text:p text:style-name="P18"/>
      <text:p text:style-name="P18">Now this:</text:p>
      <table:table table:name="Table16" table:style-name="Table16">
        <table:table-column table:style-name="Table16.A"/>
        <table:table-row table:style-name="TableLine3104762417408">
          <table:table-cell table:style-name="Table16.A1" office:value-type="string">
            <text:p text:style-name="P11">#include &lt;iostream&gt;</text:p>
            <text:p text:style-name="P11"/>
            <text:p text:style-name="P11"/>
            <text:p text:style-name="P13">void f(int, int, int);</text:p>
            <text:p text:style-name="P14">void f(double, double, double);</text:p>
            <text:p text:style-name="P14"/>
            <text:p text:style-name="P14"/>
            <text:p text:style-name="P13">int main()</text:p>
            <text:p text:style-name="P13">{ </text:p>
            <text:p text:style-name="P13"><text:s text:c="4"/>f(1, 2, 3);</text:p>
            <text:p text:style-name="P13"><text:s text:c="4"/>f(1.1, 2.2, 3.3);</text:p>
            <text:p text:style-name="P13"><text:s text:c="4"/>return 0;</text:p>
            <text:p text:style-name="P13">}</text:p>
            <text:p text:style-name="P13"/>
            <text:p text:style-name="P13"/>
            <text:p text:style-name="P13">void f(int x, int y, int z)</text:p>
            <text:p text:style-name="P13">{</text:p>
            <text:p text:style-name="P13"><text:s text:c="4"/>std::cout &lt;&lt; "f(int, int, int)" &lt;&lt; std::endl;</text:p>
            <text:p text:style-name="P13">}</text:p>
            <text:p text:style-name="P13"/>
            <text:p text:style-name="P13"/>
            <text:p text:style-name="P14">void f(double x, double y, double z)</text:p>
            <text:p text:style-name="P14">{</text:p>
            <text:p text:style-name="P14"><text:s text:c="4"/>std::cout &lt;&lt; "f(double, double, double)" </text:p>
            <text:p text:style-name="P14"><text:soft-page-break/><text:s text:c="4"/>&lt;&lt; std::endl;</text:p>
            <text:p text:style-name="P14">}</text:p>
          </table:table-cell>
        </table:table-row>
      </table:table>
      <text:p text:style-name="P18"/>
      <text:p text:style-name="P18">So far so good … </text:p>
      <text:p text:style-name="P18"/>
      <text:p text:style-name="P21"><text:tab/>But now ... </text:p>
      <text:p text:style-name="P18"/>
      <text:p text:style-name="P18"/>
      <text:p text:style-name="P18"><text:span text:style-name="T8">Exercise.</text:span> <text:s/>Add <text:span text:style-name="T4">f(1, 2, 3.4);</text:span> to the main of the program above and run it. </text:p>
      <table:table table:name="Table19" table:style-name="Table19">
        <table:table-column table:style-name="Table19.A"/>
        <table:table-row table:style-name="TableLine3104762407072">
          <table:table-cell table:style-name="Table19.A1" office:value-type="string">
            <text:p text:style-name="P12">...</text:p>
            <text:p text:style-name="P12"/>
            <text:p text:style-name="P13">int main()</text:p>
            <text:p text:style-name="P13">{ </text:p>
            <text:p text:style-name="P13"><text:s text:c="2"/>f(1, 2, 3);</text:p>
            <text:p text:style-name="P13"><text:s text:c="2"/>f(1.1, 2.2, 3.3);</text:p>
            <text:p text:style-name="P13"><text:s text:c="2"/>f(1, 2, 3.4);</text:p>
            <text:p text:style-name="P13"><text:s text:c="2"/>return 0;</text:p>
            <text:p text:style-name="P13">}</text:p>
            <text:p text:style-name="P13"/>
            <text:p text:style-name="P13">...</text:p>
          </table:table-cell>
        </table:table-row>
      </table:table>
      <text:p text:style-name="P18"/>
      <text:p text:style-name="P18">Does it work?</text:p>
      <text:p text:style-name="P18"/>
      <text:p text:style-name="P18"/>
      <text:p text:style-name="P21"><text:tab/><text:span text:style-name="T24">T</text:span>here are two possibilities: C++ can call</text:p>
      <text:p text:style-name="P18"/>
      <text:p text:style-name="P21"><text:tab/> <text:s text:c="3"/><text:span text:style-name="T4">void f(int, int, int)</text:span> <text:tab/> <text:s text:c="21"/>type cast 3.4 to 3</text:p>
      <text:p text:style-name="P21"><text:tab/> <text:s text:c="3"/><text:span text:style-name="T4">void f(double, double, double) <text:s/></text:span>type cast 1 to 1.0, 2 to 2.0</text:p>
      <text:p text:style-name="P18"/>
      <text:p text:style-name="P18">If there are two or more possible function calls after attempts to type cast, C++ will choke and yell at you. This type of error is called <text:span text:style-name="T2">ambiguous invocation</text:span>.</text:p>
      <text:p text:style-name="P18"/>
      <text:p text:style-name="P18">As mentioned before: Always be explicit in your code -- <text:span text:style-name="T22">a</text:span>s much as possible avoid implicit typecasts that <text:span text:style-name="T22">are</text:span> done behind your back. Something like:</text:p>
      <text:p text:style-name="P18"/>
      <text:p text:style-name="P19"><text:tab/>int x = 0;</text:p>
      <text:p text:style-name="P19"><text:tab/>double y = x;</text:p>
      <text:p text:style-name="P19"/>
      <text:p text:style-name="P18">should be written</text:p>
      <text:p text:style-name="P18"/>
      <text:p text:style-name="P19"><text:tab/>int x = 0;</text:p>
      <text:p text:style-name="P19"><text:tab/>double y = double(x);</text:p>
      <text:p text:style-name="P19"/>
      <text:p text:style-name="P19"/>
      <text:p text:style-name="P18"><text:span text:style-name="T8">Exercise.</text:span> Are there any ambiguous function call<text:span text:style-name="T23">s</text:span>? Find and circle if any.</text:p>
      <table:table table:name="Table17" table:style-name="Table17">
        <table:table-column table:style-name="Table17.A"/>
        <table:table-row table:style-name="TableLine3104762403264">
          <table:table-cell table:style-name="Table17.A1" office:value-type="string">
            <text:p text:style-name="P17">void f(int x, int y, int z)</text:p>
            <text:p text:style-name="P17">{}</text:p>
            <text:p text:style-name="P17"/>
            <text:p text:style-name="P17">void f(int x)</text:p>
            <text:p text:style-name="P17"><text:soft-page-break/>{}</text:p>
            <text:p text:style-name="P17"/>
            <text:p text:style-name="P17">void f()</text:p>
            <text:p text:style-name="P17">{}</text:p>
            <text:p text:style-name="P17"/>
            <text:p text:style-name="P17">void f(int x, int y, double z)</text:p>
            <text:p text:style-name="P17">{}</text:p>
            <text:p text:style-name="P17"/>
            <text:p text:style-name="P17">int main()</text:p>
            <text:p text:style-name="P17">{</text:p>
            <text:p text:style-name="P17"><text:s text:c="4"/>f(1);</text:p>
            <text:p text:style-name="P17"><text:s text:c="4"/>f(1, 2, 3);</text:p>
            <text:p text:style-name="P17"><text:s text:c="4"/>f(1.1, 3.3, 4.4);</text:p>
            <text:p text:style-name="P17"><text:s text:c="4"/>return 0;<text:line-break/>}</text:p>
          </table:table-cell>
        </table:table-row>
      </table:table>
      <text:p text:style-name="P18">Verify with your C++.</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e7879"/>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text:span> (Y. Liow) <text:tab/> <text:s text:c="15"/>25. Function Overloading</text:p>
      </style:header>
      <style:footer>
        <text:p text:style-name="MP2"><text:page-number text:select-page="current">13</text:page-number><text:s/>of <text:page-count>13</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4-01-25T15:34:42.741000000</dc:date>
    <meta:printed-by>Yihsiang Liow</meta:printed-by>
    <meta:print-date>2006-01-08T16:54:25</meta:print-date>
    <meta:editing-cycles>1324</meta:editing-cycles>
    <meta:editing-duration>P9DT17M36S</meta:editing-duration>
    <meta:document-statistic meta:table-count="23" meta:image-count="0" meta:object-count="0" meta:page-count="13" meta:paragraph-count="292" meta:word-count="1871" meta:character-count="10387" meta:non-whitespace-character-count="8347"/>
    <meta:user-defined meta:name="Info 1"/>
    <meta:user-defined meta:name="Info 2"/>
    <meta:user-defined meta:name="Info 3"/>
    <meta:user-defined meta:name="Info 4"/>
  </office:meta>
</office:document-meta>
</file>